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 style:data-style-name="N125"/>
    <style:style style:name="ce5" style:family="table-cell" style:parent-style-name="Default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>
            <text:p>Wire guage</text:p>
          </table:table-cell>
          <table:table-cell office:value-type="float" office:value="18">
            <text:p>18</text:p>
          </table:table-cell>
          <table:table-cell office:value-type="string">
            <text:p>AWG</text:p>
          </table:table-cell>
          <table:table-cell table:number-columns-repeated="6"/>
          <table:table-cell table:style-name="ce2" office:value-type="string">
            <text:p>Angle</text:p>
          </table:table-cell>
          <table:table-cell table:style-name="ce2" office:value-type="string">
            <text:p>Sin x</text:p>
          </table:table-cell>
          <table:table-cell table:style-name="ce2" office:value-type="string">
            <text:p>Sin ^2 X</text:p>
          </table:table-cell>
          <table:table-cell>
            <draw:frame table:end-cell-address="Sheet1.U20" table:end-x="0.0728in" table:end-y="0.0248in" draw:z-index="2" draw:style-name="gr1" draw:text-style-name="P1" svg:width="6.2988in" svg:height="3.5429in" svg:x="0.8862in" svg:y="0.0394in">
              <draw:object draw:notify-on-update-of-ranges="Sheet1.J1:Sheet1.J1 Sheet1.J2:Sheet1.J14 Sheet1.K1:Sheet1.K1 Sheet1.K2:Sheet1.K14 Sheet1.J1:Sheet1.J1 Sheet1.J2:Sheet1.J14 Sheet1.L1:Sheet1.L1 Sheet1.L2:Sheet1.L14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string">
            <text:p>Wire diameter</text:p>
          </table:table-cell>
          <table:table-cell table:style-name="ce4" table:formula="of:=0.127 * (92 ^((36 - [.B1])/39))" office:value-type="float" office:value="1.02368734283265">
            <text:p>1.024</text:p>
          </table:table-cell>
          <table:table-cell office:value-type="string">
            <text:p>mm</text:p>
          </table:table-cell>
          <table:table-cell table:number-columns-repeated="6"/>
          <table:table-cell office:value-type="float" office:value="0">
            <text:p>0</text:p>
          </table:table-cell>
          <table:table-cell table:formula="of:=SIN(RADIANS([.J2]))" office:value-type="float" office:value="0">
            <text:p>0</text:p>
          </table:table-cell>
          <table:table-cell table:formula="of:=[.K2]^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wire area</text:p>
          </table:table-cell>
          <table:table-cell table:formula="of:=PI() * ([.B2]/2)^2" office:value-type="float" office:value="0.823046833731314">
            <text:p>0.8230468337</text:p>
          </table:table-cell>
          <table:table-cell office:value-type="string">
            <text:p>mm2</text:p>
          </table:table-cell>
          <table:table-cell table:number-columns-repeated="6"/>
          <table:table-cell table:formula="of:=[.J2]+30" office:value-type="float" office:value="30">
            <text:p>30</text:p>
          </table:table-cell>
          <table:table-cell table:formula="of:=SIN(RADIANS([.J3]))" office:value-type="float" office:value="0.5">
            <text:p>0.5</text:p>
          </table:table-cell>
          <table:table-cell table:formula="of:=[.K3]^2" office:value-type="float" office:value="0.25">
            <text:p>0.25</text:p>
          </table:table-cell>
          <table:table-cell/>
        </table:table-row>
        <table:table-row table:style-name="ro1">
          <table:table-cell office:value-type="string">
            <text:p>Average current</text:p>
          </table:table-cell>
          <table:table-cell office:value-type="float" office:value="100">
            <text:p>100</text:p>
          </table:table-cell>
          <table:table-cell office:value-type="string">
            <text:p>A</text:p>
          </table:table-cell>
          <table:table-cell table:number-columns-repeated="6"/>
          <table:table-cell table:formula="of:=[.J3]+30" office:value-type="float" office:value="60">
            <text:p>60</text:p>
          </table:table-cell>
          <table:table-cell table:formula="of:=SIN(RADIANS([.J4]))" office:value-type="float" office:value="0.866025403784439">
            <text:p>0.8660254038</text:p>
          </table:table-cell>
          <table:table-cell table:formula="of:=[.K4]^2" office:value-type="float" office:value="0.75">
            <text:p>0.75</text:p>
          </table:table-cell>
          <table:table-cell/>
        </table:table-row>
        <table:table-row table:style-name="ro1">
          <table:table-cell office:value-type="string">
            <text:p>Peak current</text:p>
          </table:table-cell>
          <table:table-cell table:formula="of:=[.B4]*PI()/2" office:value-type="float" office:value="157.07963267949">
            <text:p>157.0796326795</text:p>
          </table:table-cell>
          <table:table-cell office:value-type="string">
            <text:p>A</text:p>
          </table:table-cell>
          <table:table-cell table:number-columns-repeated="6"/>
          <table:table-cell table:formula="of:=[.J4]+30" office:value-type="float" office:value="90">
            <text:p>90</text:p>
          </table:table-cell>
          <table:table-cell table:formula="of:=SIN(RADIANS([.J5]))" office:value-type="float" office:value="1">
            <text:p>1</text:p>
          </table:table-cell>
          <table:table-cell table:formula="of:=[.K5]^2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urrent density</text:p>
          </table:table-cell>
          <table:table-cell table:formula="of:=[.B4]/[.B3]" office:value-type="float" office:value="121.499768787939">
            <text:p>121.4997687879</text:p>
          </table:table-cell>
          <table:table-cell office:value-type="string">
            <text:p>A/mm2</text:p>
          </table:table-cell>
          <table:table-cell table:number-columns-repeated="6"/>
          <table:table-cell table:formula="of:=[.J5]+30" office:value-type="float" office:value="120">
            <text:p>120</text:p>
          </table:table-cell>
          <table:table-cell table:formula="of:=SIN(RADIANS([.J6]))" office:value-type="float" office:value="0.866025403784439">
            <text:p>0.8660254038</text:p>
          </table:table-cell>
          <table:table-cell table:formula="of:=[.K6]^2" office:value-type="float" office:value="0.75">
            <text:p>0.75</text:p>
          </table:table-cell>
          <table:table-cell/>
        </table:table-row>
        <table:table-row table:style-name="ro1">
          <table:table-cell/>
          <table:table-cell table:formula="of:=[.B6]*1000000" office:value-type="float" office:value="121499768.787939">
            <text:p>121499768.787939</text:p>
          </table:table-cell>
          <table:table-cell table:number-columns-repeated="7"/>
          <table:table-cell table:formula="of:=[.J6]+30" office:value-type="float" office:value="150">
            <text:p>150</text:p>
          </table:table-cell>
          <table:table-cell table:formula="of:=SIN(RADIANS([.J7]))" office:value-type="float" office:value="0.5">
            <text:p>0.5</text:p>
          </table:table-cell>
          <table:table-cell table:formula="of:=[.K7]^2" office:value-type="float" office:value="0.25">
            <text:p>0.25</text:p>
          </table:table-cell>
          <table:table-cell/>
        </table:table-row>
        <table:table-row table:style-name="ro1">
          <table:table-cell table:style-name="ce2" office:value-type="string">
            <text:p>Experiment 1</text:p>
          </table:table-cell>
          <table:table-cell table:number-columns-repeated="3"/>
          <table:table-cell table:style-name="ce2" office:value-type="string">
            <text:p>Experiment 2</text:p>
          </table:table-cell>
          <table:table-cell office:value-type="string">
            <text:p>coil length = half of projectile length</text:p>
          </table:table-cell>
          <table:table-cell table:number-columns-repeated="3"/>
          <table:table-cell table:formula="of:=[.J7]+30" office:value-type="float" office:value="180">
            <text:p>180</text:p>
          </table:table-cell>
          <table:table-cell table:formula="of:=SIN(RADIANS([.J8]))" office:value-type="float" office:value="1.22464679914735E-016">
            <text:p>1.22464679914735E-016</text:p>
          </table:table-cell>
          <table:table-cell table:formula="of:=[.K8]^2" office:value-type="float" office:value="1.49975978266186E-032">
            <text:p>1.49975978266186E-032</text:p>
          </table:table-cell>
          <table:table-cell/>
        </table:table-row>
        <table:table-row table:style-name="ro1">
          <table:table-cell office:value-type="string">
            <text:p>Coil Length</text:p>
          </table:table-cell>
          <table:table-cell office:value-type="float" office:value="10">
            <text:p>10</text:p>
          </table:table-cell>
          <table:table-cell office:value-type="string">
            <text:p>mm</text:p>
          </table:table-cell>
          <table:table-cell/>
          <table:table-cell office:value-type="string">
            <text:p>Coil Length</text:p>
          </table:table-cell>
          <table:table-cell office:value-type="float" office:value="10">
            <text:p>10</text:p>
          </table:table-cell>
          <table:table-cell office:value-type="string">
            <text:p>mm</text:p>
          </table:table-cell>
          <table:table-cell table:number-columns-repeated="2"/>
          <table:table-cell table:formula="of:=[.J8]+30" office:value-type="float" office:value="210">
            <text:p>210</text:p>
          </table:table-cell>
          <table:table-cell table:formula="of:=SIN(RADIANS([.J9]))" office:value-type="float" office:value="-0.5">
            <text:p>-0.5</text:p>
          </table:table-cell>
          <table:table-cell table:formula="of:=[.K9]^2" office:value-type="float" office:value="0.25">
            <text:p>0.25</text:p>
          </table:table-cell>
          <table:table-cell/>
        </table:table-row>
        <table:table-row table:style-name="ro1">
          <table:table-cell office:value-type="string">
            <text:p>Projectile Length</text:p>
          </table:table-cell>
          <table:table-cell office:value-type="float" office:value="10">
            <text:p>10</text:p>
          </table:table-cell>
          <table:table-cell office:value-type="string">
            <text:p>mm</text:p>
          </table:table-cell>
          <table:table-cell/>
          <table:table-cell office:value-type="string">
            <text:p>Projectile Length</text:p>
          </table:table-cell>
          <table:table-cell office:value-type="float" office:value="20">
            <text:p>20</text:p>
          </table:table-cell>
          <table:table-cell office:value-type="string">
            <text:p>mm</text:p>
          </table:table-cell>
          <table:table-cell table:number-columns-repeated="2"/>
          <table:table-cell table:formula="of:=[.J9]+30" office:value-type="float" office:value="240">
            <text:p>240</text:p>
          </table:table-cell>
          <table:table-cell table:formula="of:=SIN(RADIANS([.J10]))" office:value-type="float" office:value="-0.866025403784438">
            <text:p>-0.8660254038</text:p>
          </table:table-cell>
          <table:table-cell table:formula="of:=[.K10]^2" office:value-type="float" office:value="0.75">
            <text:p>0.7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coil center</text:p>
          </table:table-cell>
          <table:table-cell table:number-columns-repeated="2"/>
          <table:table-cell office:value-type="string">
            <text:p>Cc</text:p>
          </table:table-cell>
          <table:table-cell office:value-type="string">
            <text:p>coil center</text:p>
          </table:table-cell>
          <table:table-cell table:number-columns-repeated="3"/>
          <table:table-cell table:formula="of:=[.J10]+30" office:value-type="float" office:value="270">
            <text:p>270</text:p>
          </table:table-cell>
          <table:table-cell table:formula="of:=SIN(RADIANS([.J11]))" office:value-type="float" office:value="-1">
            <text:p>-1</text:p>
          </table:table-cell>
          <table:table-cell table:formula="of:=[.K11]^2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c</text:p>
          </table:table-cell>
          <table:table-cell office:value-type="string">
            <text:p>projectile center</text:p>
          </table:table-cell>
          <table:table-cell table:number-columns-repeated="2"/>
          <table:table-cell office:value-type="string">
            <text:p>Pc</text:p>
          </table:table-cell>
          <table:table-cell office:value-type="string">
            <text:p>projectile center</text:p>
          </table:table-cell>
          <table:table-cell table:number-columns-repeated="3"/>
          <table:table-cell table:formula="of:=[.J11]+30" office:value-type="float" office:value="300">
            <text:p>300</text:p>
          </table:table-cell>
          <table:table-cell table:formula="of:=SIN(RADIANS([.J12]))" office:value-type="float" office:value="-0.866025403784439">
            <text:p>-0.8660254038</text:p>
          </table:table-cell>
          <table:table-cell table:formula="of:=[.K12]^2" office:value-type="float" office:value="0.75">
            <text:p>0.75</text:p>
          </table:table-cell>
          <table:table-cell/>
        </table:table-row>
        <table:table-row table:style-name="ro1">
          <table:table-cell table:number-columns-repeated="9"/>
          <table:table-cell table:formula="of:=[.J12]+30" office:value-type="float" office:value="330">
            <text:p>330</text:p>
          </table:table-cell>
          <table:table-cell table:formula="of:=SIN(RADIANS([.J13]))" office:value-type="float" office:value="-0.5">
            <text:p>-0.5</text:p>
          </table:table-cell>
          <table:table-cell table:formula="of:=[.K13]^2" office:value-type="float" office:value="0.25">
            <text:p>0.25</text:p>
          </table:table-cell>
          <table:table-cell/>
        </table:table-row>
        <table:table-row table:style-name="ro2">
          <table:table-cell table:style-name="ce2" office:value-type="string">
            <text:p>Cc – Pc (mm)</text:p>
          </table:table-cell>
          <table:table-cell table:style-name="ce2" office:value-type="string">
            <text:p>Force (N)</text:p>
          </table:table-cell>
          <table:table-cell table:style-name="ce5" office:value-type="string">
            <text:p>Position (%) projectile outside coil</text:p>
          </table:table-cell>
          <table:table-cell/>
          <table:table-cell table:style-name="ce2" office:value-type="string">
            <text:p>Cc – Pc (mm)</text:p>
          </table:table-cell>
          <table:table-cell table:style-name="ce2" office:value-type="string">
            <text:p>Force (N)</text:p>
          </table:table-cell>
          <table:table-cell table:style-name="ce5" office:value-type="string">
            <text:p>Position (%) projectile outside coil</text:p>
          </table:table-cell>
          <table:table-cell table:number-columns-repeated="2"/>
          <table:table-cell table:formula="of:=[.J13]+30" office:value-type="float" office:value="360">
            <text:p>360</text:p>
          </table:table-cell>
          <table:table-cell table:formula="of:=SIN(RADIANS([.J14]))" office:value-type="float" office:value="-2.44929359829471E-016">
            <text:p>-2.44929359829471E-016</text:p>
          </table:table-cell>
          <table:table-cell table:formula="of:=[.K14]^2" office:value-type="float" office:value="5.99903913064743E-032">
            <text:p>5.99903913064743E-03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3.852">
            <text:p>-3.852</text:p>
          </table:table-cell>
          <table:table-cell office:value-type="float" office:value="100">
            <text:p>100</text:p>
          </table:table-cell>
          <table:table-cell/>
          <table:table-cell office:value-type="float" office:value="15">
            <text:p>15</text:p>
          </table:table-cell>
          <table:table-cell office:value-type="float" office:value="-3.168">
            <text:p>-3.168</text:p>
          </table:table-cell>
          <table:table-cell table:style-name="ce6" office:value-type="string">
            <text:p>100,0</text:p>
          </table:table-cell>
          <table:table-cell table:number-columns-repeated="6"/>
        </table:table-row>
        <table:table-row table:style-name="ro1">
          <table:table-cell table:formula="of:=[.A15]-2.5" office:value-type="float" office:value="7.5">
            <text:p>7.5</text:p>
          </table:table-cell>
          <table:table-cell office:value-type="float" office:value="-8.665">
            <text:p>-8.665</text:p>
          </table:table-cell>
          <table:table-cell table:formula="of:=[.C15]-25" office:value-type="float" office:value="75">
            <text:p>75</text:p>
          </table:table-cell>
          <table:table-cell/>
          <table:table-cell table:style-name="ce3" table:formula="of:=[.E15]-5" office:value-type="float" office:value="10">
            <text:p>10</text:p>
          </table:table-cell>
          <table:table-cell table:style-name="ce3" office:value-type="float" office:value="-9.572">
            <text:p>-9.572</text:p>
          </table:table-cell>
          <table:table-cell table:style-name="ce7" office:value-type="string">
            <text:p>75,0</text:p>
          </table:table-cell>
          <table:table-cell office:value-type="string">
            <text:p>max force</text:p>
          </table:table-cell>
          <table:table-cell table:number-columns-repeated="5"/>
        </table:table-row>
        <table:table-row table:style-name="ro1">
          <table:table-cell table:style-name="ce3" table:formula="of:=[.A16]-2.5" office:value-type="float" office:value="5">
            <text:p>5</text:p>
          </table:table-cell>
          <table:table-cell table:style-name="ce3" office:value-type="float" office:value="-12.298">
            <text:p>-12.298</text:p>
          </table:table-cell>
          <table:table-cell table:style-name="ce3" table:formula="of:=[.C16]-25" office:value-type="float" office:value="50">
            <text:p>50</text:p>
          </table:table-cell>
          <table:table-cell office:value-type="string">
            <text:p>max force</text:p>
          </table:table-cell>
          <table:table-cell table:formula="of:=[.E16]-5" office:value-type="float" office:value="5">
            <text:p>5</text:p>
          </table:table-cell>
          <table:table-cell office:value-type="float" office:value="-6.922">
            <text:p>-6.922</text:p>
          </table:table-cell>
          <table:table-cell table:style-name="ce6" office:value-type="string">
            <text:p>50,0</text:p>
          </table:table-cell>
          <table:table-cell table:number-columns-repeated="6"/>
        </table:table-row>
        <table:table-row table:style-name="ro1">
          <table:table-cell table:formula="of:=[.A17]-2.5" office:value-type="float" office:value="2.5">
            <text:p>2.5</text:p>
          </table:table-cell>
          <table:table-cell office:value-type="float" office:value="-8.947">
            <text:p>-8.947</text:p>
          </table:table-cell>
          <table:table-cell table:formula="of:=[.C17]-25" office:value-type="float" office:value="25">
            <text:p>25</text:p>
          </table:table-cell>
          <table:table-cell/>
          <table:table-cell table:formula="of:=[.E17]-5" office:value-type="float" office:value="0">
            <text:p>0</text:p>
          </table:table-cell>
          <table:table-cell office:value-type="float" office:value="-0.04">
            <text:p>-0.04</text:p>
          </table:table-cell>
          <table:table-cell table:style-name="ce6" office:value-type="string">
            <text:p>25, 25</text:p>
          </table:table-cell>
          <table:table-cell table:number-columns-repeated="6"/>
        </table:table-row>
        <table:table-row table:style-name="ro1">
          <table:table-cell table:formula="of:=[.A18]-2.5" office:value-type="float" office:value="0">
            <text:p>0</text:p>
          </table:table-cell>
          <table:table-cell office:value-type="float" office:value="3.023">
            <text:p>3.023</text:p>
          </table:table-cell>
          <table:table-cell table:formula="of:=[.C18]-25" office:value-type="float" office:value="0">
            <text:p>0</text:p>
          </table:table-cell>
          <table:table-cell/>
          <table:table-cell table:formula="of:=[.E18]-5" office:value-type="float" office:value="-5">
            <text:p>-5</text:p>
          </table:table-cell>
          <table:table-cell office:value-type="float" office:value="7.556">
            <text:p>7.556</text:p>
          </table:table-cell>
          <table:table-cell table:style-name="ce6" office:value-type="string">
            <text:p>0, 50</text:p>
          </table:table-cell>
          <table:table-cell table:number-columns-repeated="6"/>
        </table:table-row>
        <table:table-row table:style-name="ro1">
          <table:table-cell table:formula="of:=[.A19]-2.5" office:value-type="float" office:value="-2.5">
            <text:p>-2.5</text:p>
          </table:table-cell>
          <table:table-cell office:value-type="float" office:value="10.128">
            <text:p>10.128</text:p>
          </table:table-cell>
          <table:table-cell table:formula="of:=[.C19]-25" office:value-type="float" office:value="-25">
            <text:p>-25</text:p>
          </table:table-cell>
          <table:table-cell/>
          <table:table-cell table:style-name="ce3" table:formula="of:=[.E19]-5" office:value-type="float" office:value="-10">
            <text:p>-10</text:p>
          </table:table-cell>
          <table:table-cell table:style-name="ce3" office:value-type="float" office:value="10.212">
            <text:p>10.212</text:p>
          </table:table-cell>
          <table:table-cell table:style-name="ce7" office:value-type="string">
            <text:p>0, 75</text:p>
          </table:table-cell>
          <table:table-cell office:value-type="string">
            <text:p>max force</text:p>
          </table:table-cell>
          <table:table-cell table:number-columns-repeated="5"/>
        </table:table-row>
        <table:table-row table:style-name="ro1">
          <table:table-cell table:style-name="ce3" table:formula="of:=[.A20]-2.5" office:value-type="float" office:value="-5">
            <text:p>-5</text:p>
          </table:table-cell>
          <table:table-cell table:style-name="ce3" office:value-type="float" office:value="13.157">
            <text:p>13.157</text:p>
          </table:table-cell>
          <table:table-cell table:style-name="ce3" table:formula="of:=[.C20]-25" office:value-type="float" office:value="-50">
            <text:p>-50</text:p>
          </table:table-cell>
          <table:table-cell office:value-type="string">
            <text:p>max force</text:p>
          </table:table-cell>
          <table:table-cell table:formula="of:=[.E20]-5" office:value-type="float" office:value="-15">
            <text:p>-15</text:p>
          </table:table-cell>
          <table:table-cell office:value-type="float" office:value="3.178">
            <text:p>3.178</text:p>
          </table:table-cell>
          <table:table-cell table:style-name="ce6" office:value-type="string">
            <text:p>0, 100</text:p>
          </table:table-cell>
          <table:table-cell table:number-columns-repeated="6"/>
        </table:table-row>
        <table:table-row table:style-name="ro1">
          <table:table-cell table:formula="of:=[.A21]-2.5" office:value-type="float" office:value="-7.5">
            <text:p>-7.5</text:p>
          </table:table-cell>
          <table:table-cell office:value-type="float" office:value="8.699">
            <text:p>8.699</text:p>
          </table:table-cell>
          <table:table-cell table:formula="of:=[.C21]-25" office:value-type="float" office:value="-75">
            <text:p>-75</text:p>
          </table:table-cell>
          <table:table-cell table:number-columns-repeated="10"/>
        </table:table-row>
        <table:table-row table:style-name="ro1">
          <table:table-cell table:formula="of:=[.A22]-2.5" office:value-type="float" office:value="-10">
            <text:p>-10</text:p>
          </table:table-cell>
          <table:table-cell office:value-type="float" office:value="3.94">
            <text:p>3.94</text:p>
          </table:table-cell>
          <table:table-cell table:formula="of:=[.C22]-25" office:value-type="float" office:value="-100">
            <text:p>-100</text:p>
          </table:table-cell>
          <table:table-cell table:number-columns-repeated="10"/>
        </table:table-row>
        <table:table-row table:style-name="ro1">
          <table:table-cell table:number-columns-repeated="4"/>
          <table:table-cell>
            <draw:frame table:end-cell-address="Sheet1.I40" table:end-x="0.7949in" table:end-y="0.072in" draw:z-index="1" draw:style-name="gr1" draw:text-style-name="P1" svg:width="4.728in" svg:height="2.7559in" svg:x="1.0457in" svg:y="0.161in">
              <draw:object draw:notify-on-update-of-ranges="Sheet1.E15:Sheet1.E21 Sheet1.F14:Sheet1.F14 Sheet1.F15:Sheet1.F2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>
            <draw:frame table:end-cell-address="Sheet1.D40" table:end-x="0.8335in" table:end-y="0.1614in" draw:z-index="0" draw:style-name="gr1" draw:text-style-name="P1" svg:width="4.7445in" svg:height="2.7787in" svg:x="0.0004in" svg:y="0.0496in">
              <draw:object draw:notify-on-update-of-ranges="Sheet1.A15:Sheet1.A23 Sheet1.B14:Sheet1.B14 Sheet1.B15:Sheet1.B2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N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9">
      <number:number number:decimal-places="9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number:number-style style:name="N126">
      <number:number number:decimal-places="1" number:min-integer-digits="1"/>
    </number:number-style>
    <number:number-style style:name="N127">
      <number:number number:decimal-places="11" number:min-integer-digits="1"/>
    </number:number-style>
    <number:number-style style:name="N128">
      <number:number number:decimal-places="12" number:min-integer-digits="1"/>
    </number:number-style>
    <number:number-style style:name="N129">
      <number:number number:decimal-places="10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6">12/16/2021</text:date>, <text:time>18:5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6T16:04:48.44</meta:creation-date>
    <meta:generator>OpenOffice/4.1.8$Win32 OpenOffice.org_project/418m3$Build-9803</meta:generator>
    <dc:date>2021-12-16T18:50:56.53</dc:date>
    <meta:editing-duration>PT1H35M23S</meta:editing-duration>
    <meta:editing-cycles>20</meta:editing-cycles>
    <dc:creator>vignesh sridharan</dc:creator>
    <meta:document-statistic meta:table-count="3" meta:cell-count="14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52cm" svg:height="7.059cm" xlink:href=".." xlink:type="simple" chart:class="chart:scatter" chart:style-name="ch1">
        <chart:legend chart:legend-position="bottom" svg:x="4.744cm" svg:y="6.25cm" style:legend-expansion="wide" chart:style-name="ch2"/>
        <chart:plot-area chart:style-name="ch3" table:cell-range-address="Sheet1.A15:Sheet1.B23 Sheet1.B14:Sheet1.B14" chart:data-source-has-labels="row" svg:x="0.691cm" svg:y="0.699cm" svg:width="10.879cm" svg:height="4.99cm">
          <chartooo:coordinate-region svg:x="0.929cm" svg:y="0.911cm" svg:width="10.454cm" svg:height="4.5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5:Sheet1.B23" chart:label-cell-address="Sheet1.B14:Sheet1.B14" chart:class="chart:scatter">
            <chart:domain table:cell-range-address="Sheet1.A15:Sheet1.A23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orce (N)</text:p>
                <draw:g>
                  <svg:desc>Sheet1.B14:Sheet1.B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15:Sheet1.A23</svg:desc>
                </draw:g>
              </table:table-cell>
              <table:table-cell office:value-type="float" office:value="-3.852">
                <text:p>-3.852</text:p>
                <draw:g>
                  <svg:desc>Sheet1.B15:Sheet1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-8.665">
                <text:p>-8.6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-12.298">
                <text:p>-12.2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-8.947">
                <text:p>-8.9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023">
                <text:p>3.0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5">
                <text:p>-2.5</text:p>
              </table:table-cell>
              <table:table-cell office:value-type="float" office:value="10.128">
                <text:p>10.1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">
                <text:p>-5</text:p>
              </table:table-cell>
              <table:table-cell office:value-type="float" office:value="13.157">
                <text:p>13.1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.5">
                <text:p>-7.5</text:p>
              </table:table-cell>
              <table:table-cell office:value-type="float" office:value="8.699">
                <text:p>8.6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3.94">
                <text:p>3.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Win32 OpenOffice.org_project/418m3$Build-980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1cm" svg:height="7.001cm" xlink:href=".." xlink:type="simple" chart:class="chart:scatter" chart:style-name="ch1">
        <chart:legend chart:legend-position="bottom" svg:x="4.723cm" svg:y="6.192cm" style:legend-expansion="wide" chart:style-name="ch2"/>
        <chart:plot-area chart:style-name="ch3" table:cell-range-address="Sheet1.E15:Sheet1.F21 Sheet1.F14:Sheet1.F14" chart:data-source-has-labels="row" svg:x="0.69cm" svg:y="0.695cm" svg:width="10.84cm" svg:height="4.937cm">
          <chartooo:coordinate-region svg:x="0.928cm" svg:y="0.907cm" svg:width="10.415cm" svg:height="4.5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15:Sheet1.F21" chart:label-cell-address="Sheet1.F14:Sheet1.F14" chart:class="chart:scatter">
            <chart:domain table:cell-range-address="Sheet1.E15:Sheet1.E21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orce (N)</text:p>
                <draw:g>
                  <svg:desc>Sheet1.F14:Sheet1.F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Sheet1.E15:Sheet1.E21</svg:desc>
                </draw:g>
              </table:table-cell>
              <table:table-cell office:value-type="float" office:value="-3.168">
                <text:p>-3.168</text:p>
                <draw:g>
                  <svg:desc>Sheet1.F15:Sheet1.F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-9.572">
                <text:p>-9.5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-6.922">
                <text:p>-6.9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">
                <text:p>-5</text:p>
              </table:table-cell>
              <table:table-cell office:value-type="float" office:value="7.556">
                <text:p>7.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0">
                <text:p>-10</text:p>
              </table:table-cell>
              <table:table-cell office:value-type="float" office:value="10.212">
                <text:p>10.2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">
                <text:p>-15</text:p>
              </table:table-cell>
              <table:table-cell office:value-type="float" office:value="3.178">
                <text:p>3.1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Win32 OpenOffice.org_project/418m3$Build-980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39cm" svg:y="3.926cm" style:legend-expansion="high" chart:style-name="ch2"/>
        <chart:plot-area chart:style-name="ch3" table:cell-range-address="Sheet1.J1:Sheet1.L14" chart:data-source-has-labels="row" svg:x="0.77cm" svg:y="0.855cm" svg:width="12.029cm" svg:height="7.545cm">
          <chartooo:coordinate-region svg:x="1.603cm" svg:y="1.067cm" svg:width="10.916cm" svg:height="7.1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2:Sheet1.K14" chart:label-cell-address="Sheet1.K1:Sheet1.K1" chart:class="chart:scatter">
            <chart:domain table:cell-range-address="Sheet1.J2:Sheet1.J14"/>
            <chart:data-point chart:repeated="13"/>
          </chart:series>
          <chart:series chart:style-name="ch7" chart:values-cell-range-address="Sheet1.L2:Sheet1.L14" chart:label-cell-address="Sheet1.L1:Sheet1.L1" chart:class="chart:scatte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Sin x</text:p>
                <draw:g>
                  <svg:desc>Sheet1.K1:Sheet1.K1</svg:desc>
                </draw:g>
              </table:table-cell>
              <table:table-cell office:value-type="string">
                <text:p>Sin ^2 X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J2:Sheet1.J14</svg:desc>
                </draw:g>
              </table:table-cell>
              <table:table-cell office:value-type="float" office:value="0">
                <text:p>0</text:p>
                <draw:g>
                  <svg:desc>Sheet1.K2:Sheet1.K14</svg:desc>
                </draw:g>
              </table:table-cell>
              <table:table-cell office:value-type="float" office:value="0">
                <text:p>0</text:p>
                <draw:g>
                  <svg:desc>Sheet1.L2:Sheet1.L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0">
                <text:p>180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1.49975978266186E-032">
                <text:p>1.49975978266186E-0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0">
                <text:p>210</text:p>
              </table:table-cell>
              <table:table-cell office:value-type="float" office:value="-0.5">
                <text:p>-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">
                <text:p>240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0">
                <text:p>27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0">
                <text:p>330</text:p>
              </table:table-cell>
              <table:table-cell office:value-type="float" office:value="-0.5">
                <text:p>-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">
                <text:p>360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5.99903913064743E-032">
                <text:p>5.99903913064743E-0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Win32 OpenOffice.org_project/418m3$Build-980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